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150%"/>
      <style:text-properties style:font-name="Courier"/>
    </style:style>
    <style:style style:name="P2" style:family="paragraph" style:parent-style-name="Text_20_body">
      <style:paragraph-properties fo:line-height="150%"/>
    </style:style>
    <style:style style:name="P3" style:family="paragraph" style:parent-style-name="Text_20_body">
      <style:paragraph-properties fo:line-height="150%"/>
      <style:text-properties style:font-name="Courier"/>
    </style:style>
    <style:style style:name="P4" style:family="paragraph" style:parent-style-name="Heading_20_1">
      <style:paragraph-properties fo:line-height="150%"/>
    </style:style>
    <style:style style:name="T1" style:family="text">
      <style:text-properties fo:color="#ff0000"/>
    </style:style>
    <style:style style:name="T2" style:family="text">
      <style:text-properties style:font-name="Courie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Horní lišta s nadipsem</text:h>
      <text:p text:style-name="P2">Definice obrázku a nadpisu v horní liště se nachází v layout.phtml. Z jednotlivých view skriptů (případně ještě z příslušné action v controlleru jsou dostupné následující proměnné:</text:p>
      <text:p text:style-name="P2"><text:span text:style-name="T2">$this(-&gt;view)-&gt;title</text:span> pro nadpis (v layoutu zobrazen v tagu h1)</text:p>
      <text:p text:style-name="P1">$this(-&gt;view)-&gt;obrazekLevy</text:p>
      <text:p text:style-name="P1">$this(-&gt;view)-&gt;obrazekStredni</text:p>
      <text:p text:style-name="P1">$this(-&gt;view)-&gt;obrazekPravy</text:p>
      <text:p text:style-name="P2">Obrázky jsou nutné uvádět jako jméno.přípona souborů ze složky /images/ico48/.</text:p>
      <text:p text:style-name="P2"/>
      <text:p text:style-name="P2">Praktické použití ve view:</text:p>
      <text:p text:style-name="P1">&lt;?php $this-&gt;title = "Docházka"; ?&gt;</text:p>
      <text:p text:style-name="P1">&lt;?php $this-&gt;obrazekStredni = "modul-dochazka.png"; ?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04M35S</meta:editing-duration>
    <meta:editing-cycles>4</meta:editing-cycles>
    <meta:generator>OpenOffice.org/3.2$Win32 OpenOffice.org_project/320m19$Build-9505</meta:generator>
    <dc:date>2012-01-29T12:51:08.86</dc:date>
    <meta:document-statistic meta:table-count="0" meta:image-count="0" meta:object-count="0" meta:page-count="1" meta:paragraph-count="10" meta:word-count="66" meta:character-count="539"/>
    <meta:user-defined meta:name="Info 1"/>
    <meta:user-defined meta:name="Info 2"/>
    <meta:user-defined meta:name="Info 3"/>
    <meta:user-defined meta:name="Info 4"/>
  </office:meta>
</office:document-meta>
</file>